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88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8.177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0.95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c0c0c0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order-bottom="none" fo:background-color="#c0c0c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</style:style>
    <style:style style:name="ce8" style:family="table-cell" style:parent-style-name="Default">
      <style:table-cell-properties fo:border-bottom="none" fo:background-color="#e6e6ff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Droid Sans Fallback" style:font-name-complex="FreeSans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7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8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number-columns-repeated="5" table:default-cell-style-name="ce12"/>
        <table:table-column table:style-name="co5" table:default-cell-style-name="ce16"/>
        <table:table-column table:style-name="co6" table:number-columns-repeated="7" table:default-cell-style-name="ce20"/>
        <table:table-column table:style-name="co6" table:default-cell-style-name="ce9"/>
        <table:table-column table:style-name="co6" table:number-columns-repeated="7" table:default-cell-style-name="ce20"/>
        <table:table-column table:style-name="co7" table:number-columns-repeated="999" table:default-cell-style-name="Default"/>
        <table:table-row table:style-name="ro1">
          <table:table-cell table:style-name="ce1" office:value-type="string" calcext:value-type="string">
            <text:p>nr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titel</text:p>
          </table:table-cell>
          <table:table-cell table:style-name="ce5" office:value-type="string" calcext:value-type="string">
            <text:p>block</text:p>
          </table:table-cell>
          <table:table-cell table:style-name="ce11" office:value-type="string" calcext:value-type="string">
            <text:p>takte</text:p>
          </table:table-cell>
          <table:table-cell table:style-name="ce11" office:value-type="string" calcext:value-type="string">
            <text:p>zähler</text:p>
          </table:table-cell>
          <table:table-cell table:style-name="ce11" office:value-type="string" calcext:value-type="string">
            <text:p>nenner</text:p>
          </table:table-cell>
          <table:table-cell table:style-name="ce11" office:value-type="string" calcext:value-type="string">
            <text:p>tempo1</text:p>
          </table:table-cell>
          <table:table-cell table:style-name="ce11" office:value-type="string" calcext:value-type="string">
            <text:p>tempo2</text:p>
          </table:table-cell>
          <table:table-cell table:style-name="ce15" office:value-type="string" calcext:value-type="string">
            <text:p>dauer</text:p>
          </table:table-cell>
          <table:table-cell table:style-name="ce19" office:value-type="string" calcext:value-type="string">
            <text:p>coro</text:p>
          </table:table-cell>
          <table:table-cell table:style-name="ce19" office:value-type="string" calcext:value-type="string">
            <text:p>S1</text:p>
          </table:table-cell>
          <table:table-cell table:style-name="ce19" office:value-type="string" calcext:value-type="string">
            <text:p>S2</text:p>
          </table:table-cell>
          <table:table-cell table:style-name="ce19" office:value-type="string" calcext:value-type="string">
            <text:p>A1</text:p>
          </table:table-cell>
          <table:table-cell table:style-name="ce19" office:value-type="string" calcext:value-type="string">
            <text:p>A2</text:p>
          </table:table-cell>
          <table:table-cell table:style-name="ce19" office:value-type="string" calcext:value-type="string">
            <text:p>T-Ev</text:p>
          </table:table-cell>
          <table:table-cell table:style-name="ce19" office:value-type="string" calcext:value-type="string">
            <text:p>T-Je</text:p>
          </table:table-cell>
          <table:table-cell table:style-name="ce22" office:value-type="string" calcext:value-type="string">
            <text:p>B</text:p>
          </table:table-cell>
          <table:table-cell table:style-name="ce23" office:value-type="string" calcext:value-type="string">
            <text:p>fl</text:p>
          </table:table-cell>
          <table:table-cell table:style-name="ce23" office:value-type="string" calcext:value-type="string">
            <text:p>ob</text:p>
          </table:table-cell>
          <table:table-cell table:style-name="ce23" office:value-type="string" calcext:value-type="string">
            <text:p>fag</text:p>
          </table:table-cell>
          <table:table-cell table:style-name="ce23" office:value-type="string" calcext:value-type="string">
            <text:p>vl</text:p>
          </table:table-cell>
          <table:table-cell table:style-name="ce23" office:value-type="string" calcext:value-type="string">
            <text:p>vla</text:p>
          </table:table-cell>
          <table:table-cell table:style-name="ce23" office:value-type="string" calcext:value-type="string">
            <text:p>vlc</text:p>
          </table:table-cell>
          <table:table-cell table:style-name="ce23" office:value-type="string" calcext:value-type="string">
            <text:p>fond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esu! frommer Menschenheerden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2]*[.F2]*[.H2]/[.G2]/[.I2]" office:value-type="float" office:value="0.711111111111111" calcext:value-type="float">
            <text:p>0,7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Betrübter Fall! ach unglückseelger Bißen!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]*[.F3]*[.H3]/[.G3]/[.I3]" office:value-type="float" office:value="1" calcext:value-type="float">
            <text:p>1,00</text:p>
          </table:table-cell>
          <table:table-cell/>
          <table:table-cell office:value-type="string" calcext:value-type="string">
            <text:p>x</text:p>
          </table:table-cell>
          <table:table-cell table:number-columns-repeated="1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a</text:p>
          </table:table-cell>
          <table:table-cell table:style-name="ce4" office:value-type="string" calcext:value-type="string">
            <text:p>Ach wo bin ich hingerathen</text:p>
          </table:table-cell>
          <table:table-cell table:style-name="ce8"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4]*[.F4]*[.H4]/[.G4]/[.I4]" office:value-type="float" office:value="2.53333333333333" calcext:value-type="float">
            <text:p>2,53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table:style-name="ce2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Auf Sünde folget Fluch und Strafe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]*[.F5]*[.H5]/[.G5]/[.I5]" office:value-type="float" office:value="0.466666666666667" calcext:value-type="float">
            <text:p>0,47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er ein Paradieß verschertzet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E6]*[.F6]*[.H6]/[.G6]/[.I6]" office:value-type="float" office:value="1.35" calcext:value-type="float">
            <text:p>1,35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style-name="ce24"/>
          <table:table-cell table:number-columns-repeated="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Getrost! dein Hirte liebt dich noch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]*[.F7]*[.H7]/[.G7]/[.I7]" office:value-type="float" office:value="0.866666666666667" calcext:value-type="float">
            <text:p>0,8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style-name="ce24"/>
          <table:table-cell table:number-columns-repeated="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Sein Hertze brennt in süßen Liebesflammen</text:p>
          </table:table-cell>
          <table:table-cell table:style-name="ce7" office:value-type="float" office:value="4" calcext:value-type="float">
            <text:p>4</text:p>
          </table:table-cell>
          <table:table-cell table:formula="of:=64+49"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8]*[.F8]*[.H8]/[.G8]/[.I8]" office:value-type="float" office:value="2.26" calcext:value-type="float">
            <text:p>2,2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24"/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8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Er ist auf diese Welt gebohren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9]*[.F9]*[.H9]/[.G9]/[.I9]" office:value-type="float" office:value="1.66666666666667" calcext:value-type="float">
            <text:p>1,6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Hungrig, durstig und sehr matt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10]*[.F10]*[.H10]/[.G10]/[.I10]" office:value-type="float" office:value="0.666666666666667" calcext:value-type="float">
            <text:p>0,67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.10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Nimm hin und iß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11]*[.F11]*[.H11]/[.G11]/[.I11]" office:value-type="float" office:value="1.64" calcext:value-type="float">
            <text:p>1,64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2" office:value-type="string" calcext:value-type="string">
            <text:p>1.11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ie Liebe deines Hirten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12]*[.F12]*[.H12]/[.G12]/[.I12]" office:value-type="float" office:value="0.866666666666667" calcext:value-type="float">
            <text:p>0,8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2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ein Exempel soll mir stets vor Augen seyn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E13]*[.F13]*[.H13]/[.G13]/[.I13]" office:value-type="float" office:value="2.86666666666667" calcext:value-type="float">
            <text:p>2,8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3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Ein böses Schaf von Jesu guter Heerde</text:p>
          </table:table-cell>
          <table:table-cell table:style-name="ce7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14]*[.F14]*[.H14]/[.G14]/[.I14]" office:value-type="float" office:value="0.733333333333333" calcext:value-type="float">
            <text:p>0,7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Kein Hirt kan so fleißig gehen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15]*[.F15]*[.H15]/[.G15]/[.I15]" office:value-type="float" office:value="0.8" calcext:value-type="float">
            <text:p>0,80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5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Verlohrnes Schaaf, dein guter Hirte</text:p>
          </table:table-cell>
          <table:table-cell table:style-name="ce7"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E16]*[.F16]*[.H16]/[.G16]/[.I16]" office:value-type="float" office:value="1.2" calcext:value-type="float">
            <text:p>1,2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6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Gott muß durch Blut und Todt versöhnet seyn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17]*[.F17]*[.H17]/[.G17]/[.I17]" office:value-type="float" office:value="0.866666666666667" calcext:value-type="float">
            <text:p>0,8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7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O Liebe die nicht zu ermeßen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18]*[.F18]*[.H18]/[.G18]/[.I18]" office:value-type="float" office:value="0.733333333333333" calcext:value-type="float">
            <text:p>0,73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8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eine Seele ist betrübt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19]*[.F19]*[.H19]/[.G19]/[.I19]" office:value-type="float" office:value="2.8" calcext:value-type="float">
            <text:p>2,80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19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ie Sünden Last der ganzen Welt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20]*[.F20]*[.H20]/[.G20]/[.I20]" office:value-type="float" office:value="2.06666666666667" calcext:value-type="float">
            <text:p>2,07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0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Ach Sünder! Nun gehen mir die Augen auf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21]*[.F21]*[.H21]/[.G21]/[.I21]" office:value-type="float" office:value="1" calcext:value-type="float">
            <text:p>1,00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Ach hätt ich euch verfluchte Sünden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[.E22]*[.F22]*[.H22]/[.G22]/[.I22]" office:value-type="float" office:value="1.65" calcext:value-type="float">
            <text:p>1,65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2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o viel Jahr hab ich gelaufen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23]*[.F23]*[.H23]/[.G23]/[.I23]" office:value-type="float" office:value="0.8" calcext:value-type="float">
            <text:p>0,80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3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Laß bange Furcht dich nicht zurücke jagen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24]*[.F24]*[.H24]/[.G24]/[.I24]" office:value-type="float" office:value="0.6" calcext:value-type="float">
            <text:p>0,6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.24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iese schönen Blut-Rubinen</text:p>
          </table:table-cell>
          <table:table-cell table:style-name="ce7" office:value-type="float" office:value="16" calcext:value-type="float">
            <text:p>16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formula="of:=[.E25]*[.F25]*[.H25]/[.G25]/[.I25]" office:value-type="float" office:value="2.5" calcext:value-type="float">
            <text:p>2,5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1.25</text:p>
          </table:table-cell>
          <table:table-cell table:style-name="ce3" office:value-type="string" calcext:value-type="string">
            <text:p>Choral</text:p>
          </table:table-cell>
          <table:table-cell table:style-name="ce3" office:value-type="string" calcext:value-type="string">
            <text:p>Wären tausend Welt zu finden</text:p>
          </table:table-cell>
          <table:table-cell table:style-name="ce10" office:value-type="float" office:value="17" calcext:value-type="float">
            <text:p>17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formula="of:=[.E26]*[.F26]*[.H26]/[.G26]/[.I26]" office:value-type="float" office:value="0.8" calcext:value-type="float">
            <text:p>0,80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10"/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Nun stellt sich der Verräther ein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27]*[.F27]*[.H27]/[.G27]/[.I27]" office:value-type="float" office:value="1.33333333333333" calcext:value-type="float">
            <text:p>1,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Ihr kommt mit Schwerdtern und mit Stangen</text:p>
          </table:table-cell>
          <table:table-cell table:style-name="ce7"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28]*[.F28]*[.H28]/[.G28]/[.I28]" office:value-type="float" office:value="1.16" calcext:value-type="float">
            <text:p>1,1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3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er große Hirte wird geschlagen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29]*[.F29]*[.H29]/[.G29]/[.I29]" office:value-type="float" office:value="0.466666666666667" calcext:value-type="float">
            <text:p>0,4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Ihr Sünder, denket nach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0]*[.F30]*[.H30]/[.G30]/[.I30]" office:value-type="float" office:value="0.933333333333333" calcext:value-type="float">
            <text:p>0,9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Billig wär es, daß euch Gott wiederum verließe</text:p>
          </table:table-cell>
          <table:table-cell office:value-type="float" office:value="19" calcext:value-type="float">
            <text:p>1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E31]*[.F31]*[.H31]/[.G31]/[.I31]" office:value-type="float" office:value="2" calcext:value-type="float">
            <text:p>2,00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uche mich, dein Schäflein, wieder</text:p>
          </table:table-cell>
          <table:table-cell table:style-name="ce7"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32]*[.F32]*[.H32]/[.G32]/[.I32]" office:value-type="float" office:value="0.8" calcext:value-type="float">
            <text:p>0,80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as Opffer aller Welt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3]*[.F33]*[.H33]/[.G33]/[.I33]" office:value-type="float" office:value="1.2" calcext:value-type="float">
            <text:p>1,2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8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ein Hirt! auf deßen Treu ich bau</text:p>
          </table:table-cell>
          <table:table-cell table:style-name="ce7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4]*[.F34]*[.H34]/[.G34]/[.I34]" office:value-type="float" office:value="1.4" calcext:value-type="float">
            <text:p>1,40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Ich bitt, ich ruf, ich weine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35]*[.F35]*[.H35]/[.G35]/[.I35]" office:value-type="float" office:value="0.8" calcext:value-type="float">
            <text:p>0,80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0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Man sucht viel falsche Zeugen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6]*[.F36]*[.H36]/[.G36]/[.I36]" office:value-type="float" office:value="0.6" calcext:value-type="float">
            <text:p>0,60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Von nun an sollt ihr Menschen sehen</text:p>
          </table:table-cell>
          <table:table-cell table:style-name="ce7"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*[.H37]/[.G37]/[.I37]" office:value-type="float" office:value="1.02" calcext:value-type="float">
            <text:p>1,02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2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iß Wort wird auf der Feinde Zungen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38]*[.F38]*[.H38]/[.G38]/[.I38]" office:value-type="float" office:value="2.26666666666667" calcext:value-type="float">
            <text:p>2,27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3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enn auch deiner Seelen Schade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E39]*[.F39]*[.H39]/[.G39]/[.I39]" office:value-type="float" office:value="1.41666666666667" calcext:value-type="float">
            <text:p>1,42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4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Wie kan ich Ihm doch danckbar seyn?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40]*[.F40]*[.H40]/[.G40]/[.I40]" office:value-type="float" office:value="0.4" calcext:value-type="float">
            <text:p>0,4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.15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Guter Hirte, dieses Hertze geb ich dir zu eigen hin</text:p>
          </table:table-cell>
          <table:table-cell table:style-name="ce7"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formula="of:=[.E41]*[.F41]*[.H41]/[.G41]/[.I41]" office:value-type="float" office:value="2.75555555555556" calcext:value-type="float">
            <text:p>2,76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2.16</text:p>
          </table:table-cell>
          <table:table-cell table:style-name="ce3" office:value-type="string" calcext:value-type="string">
            <text:p>Choral</text:p>
          </table:table-cell>
          <table:table-cell table:style-name="ce3" office:value-type="string" calcext:value-type="string">
            <text:p>Mein Hirt, ich bin wohl zufrieden</text:p>
          </table:table-cell>
          <table:table-cell table:style-name="ce10" office:value-type="float" office:value="27" calcext:value-type="float">
            <text:p>27</text:p>
          </table:table-cell>
          <table:table-cell table:style-name="ce13" office:value-type="float" office:value="36" calcext:value-type="float">
            <text:p>36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formula="of:=[.E42]*[.F42]*[.H42]/[.G42]/[.I42]" office:value-type="float" office:value="0.8" calcext:value-type="float">
            <text:p>0,80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10"/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" table:number-columns-repeated="999"/>
        </table:table-row>
        <table:table-row table:style-name="ro1">
          <table:table-cell table:style-name="ce2" office:value-type="string" calcext:value-type="string">
            <text:p>3.1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Kaum geht der Sonnen Licht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43]*[.F43]*[.H43]/[.G43]/[.I43]" office:value-type="float" office:value="1.8" calcext:value-type="float">
            <text:p>1,80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Ach erhöre doch mein Sehnen</text:p>
          </table:table-cell>
          <table:table-cell table:style-name="ce7"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E44]*[.F44]*[.H44]/[.G44]/[.I44]" office:value-type="float" office:value="2.68" calcext:value-type="float">
            <text:p>2,68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er HErr, der schon zuvor gesagt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45]*[.F45]*[.H45]/[.G45]/[.I45]" office:value-type="float" office:value="0.866666666666667" calcext:value-type="float">
            <text:p>0,87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Mein Reich ist nicht von dieser Welt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[.E46]*[.F46]*[.H46]/[.G46]/[.I46]" office:value-type="float" office:value="0.96" calcext:value-type="float">
            <text:p>0,96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Pilatus findet keine Schuld an ihm</text:p>
          </table:table-cell>
          <table:table-cell table:style-name="ce7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47]*[.F47]*[.H47]/[.G47]/[.I47]" office:value-type="float" office:value="0.4" calcext:value-type="float">
            <text:p>0,4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as Schaf verstummt vor seinem Scheerer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48]*[.F48]*[.H48]/[.G48]/[.I48]" office:value-type="float" office:value="1.44" calcext:value-type="float">
            <text:p>1,44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Rede durch dein Stilleschweigen</text:p>
          </table:table-cell>
          <table:table-cell table:style-name="ce7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49]*[.F49]*[.H49]/[.G49]/[.I49]" office:value-type="float" office:value="0.711111111111111" calcext:value-type="float">
            <text:p>0,71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er Unschuld Sonnen Licht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0]*[.F50]*[.H50]/[.G50]/[.I50]" office:value-type="float" office:value="0.6" calcext:value-type="float">
            <text:p>0,6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Diß ist das Kleid, das Satan dir geraubt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1]*[.F51]*[.H51]/[.G51]/[.I51]" office:value-type="float" office:value="0.733333333333333" calcext:value-type="float">
            <text:p>0,73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Erstaunt ihr nicht, befleckte Sünder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E52]*[.F52]*[.H52]/[.G52]/[.I52]" office:value-type="float" office:value="1.75" calcext:value-type="float">
            <text:p>1,75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Herodes und Pilatus sehen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3]*[.F53]*[.H53]/[.G53]/[.I53]" office:value-type="float" office:value="1" calcext:value-type="float">
            <text:p>1,0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2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Komm her und siehe deinen Hirten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4]*[.F54]*[.H54]/[.G54]/[.I54]" office:value-type="float" office:value="0.866666666666667" calcext:value-type="float">
            <text:p>0,87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3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iesen honigsüßen Spruch</text:p>
          </table:table-cell>
          <table:table-cell table:style-name="ce7"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E55]*[.F55]*[.H55]/[.G55]/[.I55]" office:value-type="float" office:value="2.53333333333333" calcext:value-type="float">
            <text:p>2,5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y, so richte dich empor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56]*[.F56]*[.H56]/[.G56]/[.I56]" office:value-type="float" office:value="0.533333333333333" calcext:value-type="float">
            <text:p>0,53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5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Nachdem der Geißel scharffer Zahn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7]*[.F57]*[.H57]/[.G57]/[.I57]" office:value-type="float" office:value="1.33333333333333" calcext:value-type="float">
            <text:p>1,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6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Bespiegelt euch, geschminckte Pfauen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58]*[.F58]*[.H58]/[.G58]/[.I58]" office:value-type="float" office:value="0.866666666666667" calcext:value-type="float">
            <text:p>0,87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7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u bist von Erden, Staub und Aschen</text:p>
          </table:table-cell>
          <table:table-cell table:style-name="ce7" office:value-type="float" office:value="36" calcext:value-type="float">
            <text:p>36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table:formula="of:=[.E59]*[.F59]*[.H59]/[.G59]/[.I59]" office:value-type="float" office:value="2.65454545454545" calcext:value-type="float">
            <text:p>2,65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8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ie Feinde fahren immer fort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60]*[.F60]*[.H60]/[.G60]/[.I60]" office:value-type="float" office:value="1.13333333333333" calcext:value-type="float">
            <text:p>1,1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19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Du besäßest keine Macht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formula="of:=[.E61]*[.F61]*[.H61]/[.G61]/[.I61]" office:value-type="float" office:value="0.514285714285714" calcext:value-type="float">
            <text:p>0,51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20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Pilatus will sofort sich eyfriger bestreben</text:p>
          </table:table-cell>
          <table:table-cell table:style-name="ce7"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62]*[.F62]*[.H62]/[.G62]/[.I62]" office:value-type="float" office:value="1.4" calcext:value-type="float">
            <text:p>1,40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21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Ists nicht genug, daß mein getreuer Hirte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63]*[.F63]*[.H63]/[.G63]/[.I63]" office:value-type="float" office:value="1.06666666666667" calcext:value-type="float">
            <text:p>1,0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3.22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Wenn mich nach den tollen Freuden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E64]*[.F64]*[.H64]/[.G64]/[.I64]" office:value-type="float" office:value="1.63333333333333" calcext:value-type="float">
            <text:p>1,63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style-name="ce3" office:value-type="string" calcext:value-type="string">
            <text:p>3.23</text:p>
          </table:table-cell>
          <table:table-cell table:style-name="ce3" office:value-type="string" calcext:value-type="string">
            <text:p>Choral</text:p>
          </table:table-cell>
          <table:table-cell table:style-name="ce3" office:value-type="string" calcext:value-type="string">
            <text:p>Laß deine Liebe doch</text:p>
          </table:table-cell>
          <table:table-cell table:style-name="ce10" office:value-type="float" office:value="39" calcext:value-type="float">
            <text:p>39</text:p>
          </table:table-cell>
          <table:table-cell table:style-name="ce13" office:value-type="float" office:value="34" calcext:value-type="float">
            <text:p>34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90" calcext:value-type="float">
            <text:p>90</text:p>
          </table:table-cell>
          <table:table-cell table:style-name="ce17" table:formula="of:=[.E65]*[.F65]*[.H65]/[.G65]/[.I65]" office:value-type="float" office:value="0.755555555555556" calcext:value-type="float">
            <text:p>0,76</text:p>
          </table:table-cell>
          <table:table-cell table:style-name="ce21" office:value-type="string" calcext:value-type="string">
            <text:p>x</text:p>
          </table:table-cell>
          <table:table-cell table:style-name="ce21" table:number-columns-repeated="6"/>
          <table:table-cell table:style-name="ce10"/>
          <table:table-cell table:style-name="ce21"/>
          <table:table-cell table:style-name="ce21" office:value-type="string" calcext:value-type="string">
            <text:p>x</text:p>
          </table:table-cell>
          <table:table-cell table:style-name="ce21"/>
          <table:table-cell table:number-columns-repeated="2" table:style-name="ce21" office:value-type="string" calcext:value-type="string">
            <text:p>x</text:p>
          </table:table-cell>
          <table:table-cell table:style-name="ce21"/>
          <table:table-cell table:style-name="ce21" office:value-type="string" calcext:value-type="string">
            <text:p>x</text:p>
          </table:table-cell>
          <table:table-cell table:style-name="ce3" table:number-columns-repeated="999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ele, geh auf Golgatha</text:p>
          </table:table-cell>
          <table:table-cell table:style-name="ce7"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66]*[.F66]*[.H66]/[.G66]/[.I66]" office:value-type="float" office:value="0.577777777777778" calcext:value-type="float">
            <text:p>0,58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as Kreutz, daran man Jesum hefftet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67]*[.F67]*[.H67]/[.G67]/[.I67]" office:value-type="float" office:value="0.733333333333333" calcext:value-type="float">
            <text:p>0,7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Ihr Töchter von Jerusalem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68]*[.F68]*[.H68]/[.G68]/[.I68]" office:value-type="float" office:value="1.06666666666667" calcext:value-type="float">
            <text:p>1,07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4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So schrecklich hier die Strafe ist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E69]*[.F69]*[.H69]/[.G69]/[.I69]" office:value-type="float" office:value="2.3" calcext:value-type="float">
            <text:p>2,30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Kaum als Er zu der Schedelstätte</text:p>
          </table:table-cell>
          <table:table-cell office:value-type="float" office:value="43" calcext:value-type="float">
            <text:p>4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0]*[.F70]*[.H70]/[.G70]/[.I70]" office:value-type="float" office:value="0.933333333333333" calcext:value-type="float">
            <text:p>0,9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Erschrocknes Schäflein, komm nach Golgatha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1]*[.F71]*[.H71]/[.G71]/[.I71]" office:value-type="float" office:value="0.866666666666667" calcext:value-type="float">
            <text:p>0,8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7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Komm, setze dich in Schatten</text:p>
          </table:table-cell>
          <table:table-cell office:value-type="float" office:value="43" calcext:value-type="float">
            <text:p>43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  <table:table-cell table:formula="of:=[.E72]*[.F72]*[.H72]/[.G72]/[.I72]" office:value-type="float" office:value="2.86666666666667" calcext:value-type="float">
            <text:p>2,87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8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Ruh nur auf Jesu liebsten Hertzen</text:p>
          </table:table-cell>
          <table:table-cell table:style-name="ce7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73]*[.F73]*[.H73]/[.G73]/[.I73]" office:value-type="float" office:value="0.666666666666667" calcext:value-type="float">
            <text:p>0,67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9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er Heyland hinge nackt und bloß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4]*[.F74]*[.H74]/[.G74]/[.I74]" office:value-type="float" office:value="2.13333333333333" calcext:value-type="float">
            <text:p>2,13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0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O Lippen! die von Honig triefen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5]*[.F75]*[.H75]/[.G75]/[.I75]" office:value-type="float" office:value="1" calcext:value-type="float">
            <text:p>1,00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1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Ach von diesem Kreutze thaut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E76]*[.F76]*[.H76]/[.G76]/[.I76]" office:value-type="float" office:value="2.61" calcext:value-type="float">
            <text:p>2,61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2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s freut schon Jesus sich</text:p>
          </table:table-cell>
          <table:table-cell table:style-name="ce7" office:value-type="float" office:value="46" calcext:value-type="float">
            <text:p>4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77]*[.F77]*[.H77]/[.G77]/[.I77]" office:value-type="float" office:value="0.533333333333333" calcext:value-type="float">
            <text:p>0,53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3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Und um die sechste Stunde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8]*[.F78]*[.H78]/[.G78]/[.I78]" office:value-type="float" office:value="1.86666666666667" calcext:value-type="float">
            <text:p>1,87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4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Ihr Himmel klagt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79]*[.F79]*[.H79]/[.G79]/[.I79]" office:value-type="float" office:value="2.86666666666667" calcext:value-type="float">
            <text:p>2,87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5</text:p>
          </table:table-cell>
          <table:table-cell office:value-type="string" calcext:value-type="string">
            <text:p>Accompagnato</text:p>
          </table:table-cell>
          <table:table-cell office:value-type="string" calcext:value-type="string">
            <text:p>Jedoch was regen sich bey diesem Todt</text:p>
          </table:table-cell>
          <table:table-cell table:style-name="ce7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80]*[.F80]*[.H80]/[.G80]/[.I80]" office:value-type="float" office:value="1.66666666666667" calcext:value-type="float">
            <text:p>1,67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6</text:p>
          </table:table-cell>
          <table:table-cell office:value-type="string" calcext:value-type="string">
            <text:p>Aria</text:p>
          </table:table-cell>
          <table:table-cell office:value-type="string" calcext:value-type="string">
            <text:p>Aus der Natur erzürntem Blicke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E81]*[.F81]*[.H81]/[.G81]/[.I81]" office:value-type="float" office:value="2.34" calcext:value-type="float">
            <text:p>2,34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7</text:p>
          </table:table-cell>
          <table:table-cell office:value-type="string" calcext:value-type="string">
            <text:p>Arioso</text:p>
          </table:table-cell>
          <table:table-cell office:value-type="string" calcext:value-type="string">
            <text:p>Erschrecktes Schäflein, fliehe nicht!</text:p>
          </table:table-cell>
          <table:table-cell table:style-name="ce7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E82]*[.F82]*[.H82]/[.G82]/[.I82]" office:value-type="float" office:value="1.25" calcext:value-type="float">
            <text:p>1,2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8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rücket euch an meine Lippen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83]*[.F83]*[.H83]/[.G83]/[.I83]" office:value-type="float" office:value="0.822222222222222" calcext:value-type="float">
            <text:p>0,82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9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Der Abend brach nun an</text:p>
          </table:table-cell>
          <table:table-cell table:style-name="ce7"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84]*[.F84]*[.H84]/[.G84]/[.I84]" office:value-type="float" office:value="1.33333333333333" calcext:value-type="float">
            <text:p>1,33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19a</text:p>
          </table:table-cell>
          <table:table-cell office:value-type="string" calcext:value-type="string">
            <text:p>Terzetto</text:p>
          </table:table-cell>
          <table:table-cell office:value-type="string" calcext:value-type="string">
            <text:p>Er gab sogar sein eignes Leben</text:p>
          </table:table-cell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formula="of:=[.E85]*[.F85]*[.H85]/[.G85]/[.I85]" office:value-type="float" office:value="1.85" calcext:value-type="float">
            <text:p>1,85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20</text:p>
          </table:table-cell>
          <table:table-cell office:value-type="string" calcext:value-type="string">
            <text:p>Recitativo</text:p>
          </table:table-cell>
          <table:table-cell office:value-type="string" calcext:value-type="string">
            <text:p>So hat dich denn der Liebe Macht</text:p>
          </table:table-cell>
          <table:table-cell table:style-name="ce7"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E86]*[.F86]*[.H86]/[.G86]/[.I86]" office:value-type="float" office:value="1.46666666666667" calcext:value-type="float">
            <text:p>1,47</text:p>
          </table:table-cell>
          <table:table-cell/>
          <table:table-cell office:value-type="string" calcext:value-type="string">
            <text:p>x</text:p>
          </table:table-cell>
          <table:table-cell table:number-columns-repeated="9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21</text:p>
          </table:table-cell>
          <table:table-cell office:value-type="string" calcext:value-type="string">
            <text:p>Coro</text:p>
          </table:table-cell>
          <table:table-cell office:value-type="string" calcext:value-type="string">
            <text:p>Nimm, Hirte, mein Gesicht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E87]*[.F87]*[.H87]/[.G87]/[.I87]" office:value-type="float" office:value="1.44444444444444" calcext:value-type="float">
            <text:p>1,44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22</text:p>
          </table:table-cell>
          <table:table-cell office:value-type="string" calcext:value-type="string">
            <text:p>Schlusschoral</text:p>
          </table:table-cell>
          <table:table-cell office:value-type="string" calcext:value-type="string">
            <text:p>Diß alles, obs für schlecht zwar ist zu schätzen</text:p>
          </table:table-cell>
          <table:table-cell table:style-name="ce7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88]*[.F88]*[.H88]/[.G88]/[.I88]" office:value-type="float" office:value="0.622222222222222" calcext:value-type="float">
            <text:p>0,62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4.22a</text:p>
          </table:table-cell>
          <table:table-cell office:value-type="string" calcext:value-type="string">
            <text:p>Schlusschoral</text:p>
          </table:table-cell>
          <table:table-cell office:value-type="string" calcext:value-type="string">
            <text:p>Diß alles, obs für schlecht zwar ist zu schätzen</text:p>
          </table:table-cell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E89]*[.F89]*[.H89]/[.G89]/[.I89]" office:value-type="float" office:value="0.555555555555556" calcext:value-type="float">
            <text:p>0,56</text:p>
          </table:table-cell>
          <table:table-cell office:value-type="string" calcext:value-type="string">
            <text:p>x</text:p>
          </table:table-cell>
          <table:table-cell table:number-columns-repeated="10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ars 1</text:p>
          </table:table-cell>
          <table:table-cell table:formula="of:=SUM([.J2:.J26])" office:value-type="float" office:value="33.4444444444445" calcext:value-type="float">
            <text:p>33,44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s 2</text:p>
          </table:table-cell>
          <table:table-cell table:formula="of:=SUM([.J27:.J42])" office:value-type="float" office:value="19.3522222222222" calcext:value-type="float">
            <text:p>19,35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s 3</text:p>
          </table:table-cell>
          <table:table-cell table:formula="of:=SUM([.J43:.J65])" office:value-type="float" office:value="28.2321645021645" calcext:value-type="float">
            <text:p>28,23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Pars 4</text:p>
          </table:table-cell>
          <table:table-cell table:formula="of:=SUM([.J66:.J89])" office:value-type="float" office:value="34.3722222222222" calcext:value-type="float">
            <text:p>34,37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4" office:value-type="string" calcext:value-type="string">
            <text:p>gesamt</text:p>
          </table:table-cell>
          <table:table-cell table:style-name="ce18" table:formula="of:=SUM([.J93:.J96])" office:value-type="float" office:value="115.401053391053" calcext:value-type="float">
            <text:p>115,40</text:p>
          </table:table-cell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able-cell-properties fo:background-color="#e6e6ff"/>
    </style:style>
  </office:styles>
  <office:automatic-styles>
    <style:page-layout style:name="Mpm1">
      <style:page-layout-properties fo:page-width="42cm" fo:page-height="59.401cm" style:num-format="1" style:print-orientation="landscape" fo:margin-top="1cm" fo:margin-bottom="1cm" fo:margin-left="1cm" fo:margin-right="1cm" style:shadow="non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8">00.00.0000</text:date>, <text:time style:data-style-name="N2" text:time-value="17:56:43.9291304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20-03-08T17:56:58.351384680</dc:date>
    <dc:creator>Wolfgang Skala</dc:creator>
    <meta:editing-duration>PT1H51M18S</meta:editing-duration>
    <meta:editing-cycles>39</meta:editing-cycles>
    <meta:generator>LibreOffice/4.2.8.2$Linux_X86_64 LibreOffice_project/420m0$Build-2</meta:generator>
    <meta:document-statistic meta:table-count="1" meta:cell-count="1256" meta:object-count="0"/>
  </office:meta>
</office:document-meta>
</file>